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10200000064A4D3E03F.png"/>
  <manifest:file-entry manifest:media-type="image/png" manifest:full-path="Pictures/100002010000005C0000004317100D6E.png"/>
  <manifest:file-entry manifest:media-type="image/png" manifest:full-path="Pictures/100002010000004B0000004BA8F95D9C.png"/>
  <manifest:file-entry manifest:media-type="image/png" manifest:full-path="Pictures/1000020100000102000000644E2E42E9.png"/>
  <manifest:file-entry manifest:media-type="image/png" manifest:full-path="Pictures/100002010000007D000000439C343328.png"/>
  <manifest:file-entry manifest:media-type="image/png" manifest:full-path="Pictures/10000000000000200000002000309F1C.png"/>
  <manifest:file-entry manifest:media-type="image/png" manifest:full-path="Pictures/100002010000005C00000043055B112A.png"/>
  <manifest:file-entry manifest:media-type="image/png" manifest:full-path="Pictures/100002010000009E00000064E1221249.png"/>
  <manifest:file-entry manifest:media-type="image/png" manifest:full-path="Pictures/10000201000000B70000006C0ED9080E.png"/>
  <manifest:file-entry manifest:media-type="image/png" manifest:full-path="Pictures/100002010000005C000000439350033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road">
      <style:graphic-properties draw:textarea-horizontal-align="center" draw:textarea-vertical-align="middle"/>
    </style:style>
    <style:style style:name="gr2" style:family="graphic" style:parent-style-name="standard">
      <style:graphic-properties draw:fill-color="#808080" draw:textarea-horizontal-align="justify" draw:textarea-vertical-align="middle" draw:auto-grow-height="false"/>
    </style:style>
    <style:style style:name="gr3" style:family="graphic" style:parent-style-name="arrows">
      <style:graphic-properties draw:marker-end="Arrowheads_20_1" draw:textarea-horizontal-align="center" draw:textarea-vertical-align="middle"/>
    </style:style>
    <style:style style:name="gr4" style:family="graphic" style:parent-style-name="arrows">
      <style:graphic-properties draw:textarea-horizontal-align="center" draw:textarea-vertical-align="middle"/>
    </style:style>
    <style:style style:name="gr5" style:family="graphic" style:parent-style-name="standard">
      <style:graphic-properties draw:fill-color="#c0c0c0" draw:textarea-horizontal-align="center" draw:textarea-vertical-align="middle"/>
    </style:style>
    <style:style style:name="gr6" style:family="graphic" style:parent-style-name="standard">
      <style:graphic-properties draw:fill-color="#cccccc" draw:textarea-horizontal-align="center" draw:textarea-vertical-align="middle"/>
    </style:style>
    <style:style style:name="gr7" style:family="graphic" style:parent-style-name="distri_5f_bars">
      <style:graphic-properties draw:textarea-horizontal-align="center" draw:textarea-vertical-align="middle"/>
    </style:style>
    <style:style style:name="gr8" style:family="graphic" style:parent-style-name="standard">
      <style:graphic-properties draw:fill="hatch" draw:fill-color="#ffffff" draw:fill-hatch-name="Black_20_-45_20_Degrees" draw:fill-hatch-solid="true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Fine_20_Dashed_20__28_var_29_"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fill="hatch" draw:fill-color="#ffffff" draw:fill-hatch-name="Black_20_45_20_Degrees_20_Wide" draw:fill-hatch-solid="true" draw:textarea-horizontal-align="justify" draw:textarea-vertical-align="middle" draw:auto-grow-height="false"/>
    </style:style>
    <style:style style:name="gr11" style:family="graphic" style:parent-style-name="standard">
      <style:graphic-properties draw:stroke="dash" draw:stroke-dash="Fine_20_Dotted"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609cm"/>
    </style:style>
    <style:style style:name="gr15" style:family="graphic" style:parent-style-name="standard">
      <style:graphic-properties OOoLatexArgs="11§display§x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OOoLatexArgs="11§display§x_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OOoLatexArgs="11§display§x_8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OOoLatexArgs="11§display§x_{13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OOoLatexArgs="13§display§x^{*}_{\text{post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OOoLatexArgs="13§display§x^{*}_{\text{obs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OOoLatexArgs="13§display§\pi\left(x|g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OOoLatexArgs="13§display§\omega\left(x|g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OOoLatexArgs="13§display§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family="'Liberation Serif'" style:font-family-generic="roman" style:font-pitch="variable" fo:font-size="12pt" style:font-size-asian="12pt" style:font-size-complex="12pt"/>
    </style:style>
    <style:style style:name="T1" style:family="text">
      <style:text-properties fo:font-family="'Liberation Serif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0.795cm" svg:y1="7.45cm" svg:x2="1.27cm" svg:y2="7.45cm">
          <text:p/>
        </draw:line>
        <draw:line draw:style-name="gr1" draw:text-style-name="P1" draw:layer="layout" svg:x1="1.535cm" svg:y1="7.35cm" svg:x2="-0.635cm" svg:y2="9.355cm">
          <text:p/>
        </draw:line>
        <draw:line draw:style-name="gr1" draw:text-style-name="P1" draw:layer="layout" svg:x1="1.335cm" svg:y1="7.45cm" svg:x2="-0.635cm" svg:y2="6.18cm">
          <text:p/>
        </draw:line>
        <draw:line draw:style-name="gr1" draw:text-style-name="P1" draw:layer="layout" svg:x1="8.89cm" svg:y1="7.45cm" svg:x2="8.89cm" svg:y2="9.99cm">
          <text:p/>
        </draw:line>
        <draw:custom-shape draw:style-name="gr2" draw:text-style-name="P1" draw:layer="layout" svg:width="0.635cm" svg:height="0.635cm" svg:x="3.715cm" svg:y="7.55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.57cm" svg:y1="4.48cm" svg:x2="8.555cm" svg:y2="4.48cm">
          <text:p/>
        </draw:line>
        <draw:line draw:style-name="gr4" draw:text-style-name="P1" draw:layer="layout" svg:x1="1.57cm" svg:y1="4.48cm" svg:x2="1.57cm" svg:y2="3.21cm">
          <text:p/>
        </draw:line>
        <draw:line draw:style-name="gr3" draw:text-style-name="P1" draw:layer="layout" svg:x1="1.571cm" svg:y1="6.48cm" svg:x2="8.556cm" svg:y2="6.48cm">
          <text:p/>
        </draw:line>
        <draw:line draw:style-name="gr4" draw:text-style-name="P1" draw:layer="layout" svg:x1="1.571cm" svg:y1="6.48cm" svg:x2="1.571cm" svg:y2="5.21cm">
          <text:p/>
        </draw:line>
        <draw:line draw:style-name="gr3" draw:text-style-name="P1" draw:layer="layout" svg:x1="1.572cm" svg:y1="2.28cm" svg:x2="8.557cm" svg:y2="2.28cm">
          <text:p/>
        </draw:line>
        <draw:line draw:style-name="gr4" draw:text-style-name="P1" draw:layer="layout" svg:x1="1.572cm" svg:y1="2.28cm" svg:x2="1.572cm" svg:y2="1.01cm">
          <text:p/>
        </draw:line>
        <draw:path draw:style-name="gr5" draw:text-style-name="P1" draw:layer="layout" svg:width="6.759cm" svg:height="1.153cm" svg:x="1.595cm" svg:y="1.151cm" svg:viewBox="0 0 6760 1154" svg:d="m0 1154c2540-2540 1705-94 5515-94s-2340 94-2340 94z">
          <text:p/>
        </draw:path>
        <draw:path draw:style-name="gr6" draw:text-style-name="P1" draw:layer="layout" svg:width="6.909cm" svg:height="1.131cm" svg:x="1.545cm" svg:y="5.378cm" svg:viewBox="0 0 6910 1132" svg:d="m0 1121c4980-2529 3710 11 6250 11s-3075-11-3075-11z">
          <text:p/>
        </draw:path>
        <draw:line draw:style-name="gr7" draw:text-style-name="P1" draw:layer="layout" svg:x1="2.14cm" svg:y1="4.476cm" svg:x2="2.14cm" svg:y2="3.98cm">
          <text:p/>
        </draw:line>
        <draw:line draw:style-name="gr7" draw:text-style-name="P1" draw:layer="layout" svg:x1="2.44cm" svg:y1="4.476cm" svg:x2="2.44cm" svg:y2="3.646cm">
          <text:p/>
        </draw:line>
        <draw:line draw:style-name="gr7" draw:text-style-name="P1" draw:layer="layout" svg:x1="2.74cm" svg:y1="4.476cm" svg:x2="2.74cm" svg:y2="3.485cm">
          <text:p/>
        </draw:line>
        <draw:line draw:style-name="gr7" draw:text-style-name="P1" draw:layer="layout" svg:x1="3.04cm" svg:y1="4.476cm" svg:x2="3.04cm" svg:y2="3.365cm">
          <text:p/>
        </draw:line>
        <draw:line draw:style-name="gr7" draw:text-style-name="P1" draw:layer="layout" svg:x1="3.34cm" svg:y1="4.476cm" svg:x2="3.34cm" svg:y2="3.314cm">
          <text:p/>
        </draw:line>
        <draw:line draw:style-name="gr7" draw:text-style-name="P1" draw:layer="layout" svg:x1="3.64cm" svg:y1="4.476cm" svg:x2="3.64cm" svg:y2="3.371cm">
          <text:p/>
        </draw:line>
        <draw:line draw:style-name="gr7" draw:text-style-name="P1" draw:layer="layout" svg:x1="3.94cm" svg:y1="4.476cm" svg:x2="3.94cm" svg:y2="3.491cm">
          <text:p/>
        </draw:line>
        <draw:line draw:style-name="gr7" draw:text-style-name="P1" draw:layer="layout" svg:x1="4.34cm" svg:y1="4.476cm" svg:x2="4.34cm" svg:y2="3.738cm">
          <text:p/>
        </draw:line>
        <draw:line draw:style-name="gr7" draw:text-style-name="P1" draw:layer="layout" svg:x1="4.64cm" svg:y1="4.476cm" svg:x2="4.64cm" svg:y2="3.903cm">
          <text:p/>
        </draw:line>
        <draw:line draw:style-name="gr7" draw:text-style-name="P1" draw:layer="layout" svg:x1="5.04cm" svg:y1="4.476cm" svg:x2="5.04cm" svg:y2="4.074cm">
          <text:p/>
        </draw:line>
        <draw:line draw:style-name="gr7" draw:text-style-name="P1" draw:layer="layout" svg:x1="5.34cm" svg:y1="4.476cm" svg:x2="5.34cm" svg:y2="4.156cm">
          <text:p/>
        </draw:line>
        <draw:line draw:style-name="gr7" draw:text-style-name="P1" draw:layer="layout" svg:x1="5.64cm" svg:y1="4.476cm" svg:x2="5.64cm" svg:y2="4.251cm">
          <text:p/>
        </draw:line>
        <draw:line draw:style-name="gr7" draw:text-style-name="P1" draw:layer="layout" svg:x1="5.94cm" svg:y1="4.476cm" svg:x2="5.94cm" svg:y2="4.321cm">
          <text:p/>
        </draw:line>
        <draw:custom-shape draw:style-name="gr8" draw:text-style-name="P1" draw:layer="layout" svg:width="0.645cm" svg:height="0.645cm" svg:x="4.491cm" svg:y="7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4.811cm" svg:y1="7.446cm" svg:x2="4.811cm" svg:y2="5.381cm">
          <text:p/>
        </draw:line>
        <draw:custom-shape draw:style-name="gr10" draw:text-style-name="P1" draw:layer="layout" svg:width="0.645cm" svg:height="0.645cm" svg:x="3.092cm" svg:y="7.1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3.411cm" svg:y1="7.447cm" svg:x2="3.411cm" svg:y2="1.155cm">
          <text:p/>
        </draw:line>
        <draw:line draw:style-name="gr12" draw:text-style-name="P1" draw:layer="layout" svg:x1="2.229cm" svg:y1="8.677cm" svg:x2="3.2cm" svg:y2="7.649cm">
          <text:p/>
        </draw:line>
        <draw:line draw:style-name="gr12" draw:text-style-name="P1" draw:layer="layout" svg:x1="5.786cm" svg:y1="8.49cm" svg:x2="4.968cm" svg:y2="7.66cm">
          <text:p/>
        </draw:line>
        <draw:frame draw:style-name="gr13" draw:text-style-name="P2" draw:layer="layout" svg:width="3.956cm" svg:height="0.721cm" svg:x="6.129cm" svg:y="3.289cm">
          <draw:text-box>
            <text:p><text:span text:style-name="T1">State-space gridding</text:span></text:p>
          </draw:text-box>
        </draw:frame>
        <draw:frame draw:style-name="gr14" draw:text-style-name="P2" draw:layer="layout" svg:width="5.109cm" svg:height="1.191cm" svg:x="4.427cm" svg:y="8.77cm">
          <draw:text-box>
            <text:p><text:span text:style-name="T1">(Most likely measure-</text:span><text:span text:style-name="T1"><text:line-break/></text:span><text:span text:style-name="T1">ment prior)</text:span></text:p>
          </draw:text-box>
        </draw:frame>
        <draw:frame draw:style-name="gr13" draw:text-style-name="P2" draw:layer="layout" svg:width="4.32cm" svg:height="0.721cm" svg:x="0.029cm" svg:y="9.089cm">
          <draw:text-box>
            <text:p><text:span text:style-name="T1">(Most likely posterior)</text:span></text:p>
          </draw:text-box>
        </draw:frame>
        <draw:frame draw:style-name="gr15" draw:text-style-name="P1" draw:layer="layout" svg:width="0.427cm" svg:height="0.31cm" svg:x="1.906cm" svg:y="4.532cm">
          <draw:image xlink:href="Pictures/100002010000005C0000004317100D6E.png" xlink:type="simple" xlink:show="embed" xlink:actuate="onLoad">
            <text:p/>
          </draw:image>
        </draw:frame>
        <draw:frame draw:style-name="gr16" draw:text-style-name="P1" draw:layer="layout" svg:width="0.427cm" svg:height="0.31cm" svg:x="2.807cm" svg:y="4.532cm">
          <draw:image xlink:href="Pictures/100002010000005C000000439350033E.png" xlink:type="simple" xlink:show="embed" xlink:actuate="onLoad">
            <text:p/>
          </draw:image>
        </draw:frame>
        <draw:frame draw:style-name="gr17" draw:text-style-name="P1" draw:layer="layout" svg:width="0.427cm" svg:height="0.31cm" svg:x="4.108cm" svg:y="4.532cm">
          <draw:image xlink:href="Pictures/100002010000005C00000043055B112A.png" xlink:type="simple" xlink:show="embed" xlink:actuate="onLoad">
            <text:p/>
          </draw:image>
        </draw:frame>
        <draw:frame draw:style-name="gr18" draw:text-style-name="P1" draw:layer="layout" svg:width="0.581cm" svg:height="0.31cm" svg:x="5.709cm" svg:y="4.532cm">
          <draw:image xlink:href="Pictures/100002010000007D000000439C343328.png" xlink:type="simple" xlink:show="embed" xlink:actuate="onLoad">
            <text:p/>
          </draw:image>
        </draw:frame>
        <draw:frame draw:style-name="gr19" draw:text-style-name="P1" draw:layer="layout" svg:width="1.005cm" svg:height="0.593cm" svg:x="1.406cm" svg:y="8.532cm">
          <draw:image xlink:href="Pictures/10000201000000B70000006C0ED9080E.png" xlink:type="simple" xlink:show="embed" xlink:actuate="onLoad">
            <text:p/>
          </draw:image>
        </draw:frame>
        <draw:frame draw:style-name="gr20" draw:text-style-name="P1" draw:layer="layout" svg:width="0.867cm" svg:height="0.549cm" svg:x="5.837cm" svg:y="8.386cm">
          <draw:image xlink:href="Pictures/100002010000009E00000064E1221249.png" xlink:type="simple" xlink:show="embed" xlink:actuate="onLoad">
            <text:p/>
          </draw:image>
        </draw:frame>
        <draw:frame draw:style-name="gr21" draw:text-style-name="P1" draw:layer="layout" svg:width="1.418cm" svg:height="0.549cm" svg:x="6.831cm" svg:y="1.044cm">
          <draw:image xlink:href="Pictures/100002010000010200000064A4D3E03F.png" xlink:type="simple" xlink:show="embed" xlink:actuate="onLoad">
            <text:p/>
          </draw:image>
        </draw:frame>
        <draw:frame draw:style-name="gr22" draw:text-style-name="P1" draw:layer="layout" svg:width="1.418cm" svg:height="0.549cm" svg:x="7.143cm" svg:y="5.433cm">
          <draw:image xlink:href="Pictures/1000020100000102000000644E2E42E9.png" xlink:type="simple" xlink:show="embed" xlink:actuate="onLoad">
            <text:p/>
          </draw:image>
        </draw:frame>
        <draw:frame draw:style-name="gr23" draw:text-style-name="P1" draw:layer="layout" svg:width="0.411cm" svg:height="0.411cm" svg:x="3.812cm" svg:y="8.392cm">
          <draw:image xlink:href="Pictures/100002010000004B0000004BA8F95D9C.png" xlink:type="simple" xlink:show="embed" xlink:actuate="onLoad">
            <text:p/>
          </draw:image>
        </draw:frame>
        <presentation:notes draw:style-name="dp2">
          <draw:page-thumbnail draw:style-name="gr2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836 110" svg:d="m0 0h278 278 280v36 36 38h-278-278-280v-36-36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ad" style:family="graphic" style:parent-style-name="standard">
      <style:graphic-properties draw:stroke-dash="Dash_20_2" svg:stroke-width="0.6cm" svg:stroke-color="#c0c0c0" draw:marker-start-width="1.2cm" draw:marker-end-width="1.2cm" draw:fill-gradient-name="Gradient_20_7" draw:fill-hatch-name="Hatch_20_1" draw:fill-image-name="Bitmape_20_1"/>
    </style:style>
    <style:style style:name="arrows" style:family="graphic" style:parent-style-name="standard">
      <style:graphic-properties draw:stroke-dash="Dash_20_2" svg:stroke-width="0.05cm" draw:marker-start-width="0.38cm" draw:marker-end="Arrow" draw:marker-end-width="0.38cm" draw:fill-gradient-name="Gradient_20_7" draw:fill-hatch-name="Hatch_20_1" draw:fill-image-name="Bitmape_20_1"/>
    </style:style>
    <style:style style:name="distri_5f_bars" style:display-name="distri_bars" style:family="graphic" style:parent-style-name="standard">
      <style:graphic-properties draw:stroke-dash="Dash_20_2" svg:stroke-width="0.1cm" draw:marker-start-width="0.45cm" draw:marker-end-width="0.45cm" draw:fill-gradient-name="Gradient_20_7" draw:fill-hatch-name="Hatch_20_1" draw:fill-image-name="Bitmape_20_1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0cm" fo:page-height="1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047cm" svg:height="7.047cm" svg:x="2.123cm" svg:y="2.397cm" draw:page-number="1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9cm" svg:height="1.67cm" svg:x="0.5cm" svg:y="0.398cm" presentation:class="title" presentation:placeholder="true">
        <draw:text-box/>
      </draw:frame>
      <draw:frame presentation:style-name="Default-outline1" draw:layer="backgroundobjects" svg:width="9cm" svg:height="14.908cm" svg:x="0.5cm" svg:y="2.34cm" presentation:class="outline" presentation:placeholder="true">
        <draw:text-box/>
      </draw:frame>
      <draw:frame presentation:style-name="Mpr1" draw:text-style-name="MP1" draw:layer="backgroundobjects" svg:width="2.33cm" svg:height="0.69cm" svg:x="0.5cm" svg:y="9.1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.17cm" svg:height="0.69cm" svg:x="3.42cm" svg:y="9.1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.33cm" svg:height="0.69cm" svg:x="7.17cm" svg:y="9.1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09T01:03:14</meta:creation-date>
    <meta:editing-duration>PT1H18M36S</meta:editing-duration>
    <meta:editing-cycles>20</meta:editing-cycles>
    <dc:date>2012-01-22T12:47:58</dc:date>
    <meta:generator>LibreOffice/3.4$Unix LibreOffice_project/340m1$Build-1206</meta:generator>
    <meta:document-statistic meta:object-count="67"/>
    <meta:user-defined meta:name="Info 1"/>
    <meta:user-defined meta:name="Info 2"/>
    <meta:user-defined meta:name="Info 3"/>
    <meta:user-defined meta:name="Info 4"/>
  </office:meta>
</office:document-meta>
</file>